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200%" fo:text-align="start"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line-height="200%" fo:text-align="justify"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ading Review #4</text:span><text:tab/><text:tab/><text:tab/><text:span text:style-name="T1">EC 522 Winter 2011</text:span><text:tab/><text:tab/> <text:s text:c="9"/><text:span text:style-name="T1">Student ID <text:s/>971-18-3385</text:span></text:p>
      <text:p text:style-name="P2"/>
      <text:p text:style-name="P3"/>
      <text:p text:style-name="P4">In his article, “Economics and Sustainability: Balancing Trade-offs and Imperatives” Michael Tolman acknowledges the slipperiness of the term “sustainability” <text:s/>and after contemplating the main features of the sustainability-concept landscape, offers a two-tiered model (a rubric really) for gaging sustainability. <text:s/>He realizes that the source of the confusion (or liquidity) in the definition is the 1987 World Commission on Environment and Development <text:s/>(“Brundtland Commission”) report. <text:s/>The Brundtland statement on sustainability, like many well-intentioned but excessively broad-stroked phrases, is a bit tough to actually <text:span text:style-name="T2">do</text:span>. <text:s/>Toleman correctly points to two implicit aspects of sustainability in the Brundtland statement that have different ontologies; namely, that there are moral obligations to future generations and that the type(s) of capital we leave behind matters. <text:s/>This, apparently, has led to numerous opinion points in the plane of intergenerational fairness (y-axis) and resource substitutability (x-axis). <text:s/>Toleman tries to give us a taste of the flavors along each individual axis as well as a few well-defined regions in the plane.</text:p>
      <text:p text:style-name="P4"/>
      <text:p text:style-name="P4">Intergenerational fairness is a matter of ethics: do we really owe anything to future generations? <text:s text:c="2"/>Some say we owe “goods” some say we owe an “obligation;” some point to the importance of human preferences, some to the importance of human rights; and some fully ignore the future in favor of the present (the extreme use of the present-value (PV) criterion). <text:s/>Even for those that do value future generations, there is still the question of prioritizing individual or collective rights. <text:s/>Toleman shows that resource substitutability, the other aspect of sustainability, is just as muddied with <text:s/>the Solow camp arguing that “all resources are relatively fungible sources of well-being” and that the destruction of ecosystems even on a planetary-scale “[is] not intrinsically unacceptable.” <text:soft-page-break/>The opposition camp, of course, posits the reverse but with reservations of scale—they concede that the <text:s/>Solow camp might have some merit but only on a regional, <text:s/>not a global scale.</text:p>
      <text:p text:style-name="P4"/>
      <text:p text:style-name="P4">Toleman summarizes the few well-defined regions in x- and y- plane of Brundtland-style sustainability as 1) neoclassical presentism (the PV criterion applies; Pareto efficiency works; capitals are interchangeable), 2) neoclassical egalitarianism (same as 1) but with measures to correct for PV shortfalls), and 3) ecological organicism (limits on capital substitutions; concern for individuals, species, and the biosphere). <text:s/>Fortunately, Toleman moves on to define his rubric-- an active way to estimate the safe minimum standard.</text:p>
      <text:p text:style-name="P4"/>
      <text:p text:style-name="P4">Toleman's rubric has merit because it extends the concepts of the safe minimum standard and links “sustainability” to risk assessment. <text:s/>That is, we can qualitatively evaluate catastrophic vs. minor <text:s/>risk as a function of uncertainty; the higher the uncertainty the larger the safe minimum standard. <text:s/>Sustainability, then, is a variable curve in the plane of reversibility (x-axis) and environmental damage (y-axis). <text:s text:c="3"/>This is an alternate to cost-benefit models where accurate valuations must be secured in order to use economic incentives for intergenerational resource allocation. <text:s/>The strength of Toleman's rubric is that it is a “social compact for expressing agreed-upon moral sentiments in the face of high ecological uncertainty and potential loss symmetry, even with egoistic consumption, bequest, and time preferences that are entirely neoclassical.” Of course, to be fully operational, the rubric needs at least a few well-accepted points on each axis so that we know the range of “reversible” and “damage.” <text:s/>Getting consensus on these points may well be the “sticky wicket” in Toleman's rubr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6" text:consecutive-numbering="true">
      <text:list-level-style-number text:level="1" style:num-suffix="." style:num-format="1">
        <style:list-level-properties text:space-before="0.75in" text:min-label-width="0.25in"/>
      </text:list-level-style-number>
      <text:list-level-style-bullet text:level="2" text:style-name="WW8Num6z1" style:num-suffix="." text:bullet-char="o">
        <style:list-level-properties text:space-before="1.25in" text:min-label-width="0.25in"/>
        <style:text-properties fo:font-family="'Courier New'" style:font-family-generic="modern" style:font-pitch="fixed"/>
      </text:list-level-style-bullet>
      <text:list-level-style-bullet text:level="3" text:style-name="WW8Num6z2" style:num-suffix="." text:bullet-char="">
        <style:list-level-properties text:space-before="1.75in" text:min-label-width="0.25in"/>
        <style:text-properties style:font-name="Wingdings"/>
      </text:list-level-style-bullet>
      <text:list-level-style-bullet text:level="4" text:style-name="WW8Num6z3" style:num-suffix="." text:bullet-char="">
        <style:list-level-properties text:space-before="2.25in" text:min-label-width="0.25in"/>
        <style:text-properties style:font-name="Symbol"/>
      </text:list-level-style-bullet>
      <text:list-level-style-bullet text:level="5" text:style-name="WW8Num6z1" style:num-suffix="." text:bullet-char="o">
        <style:list-level-properties text:space-before="2.75in" text:min-label-width="0.25in"/>
        <style:text-properties fo:font-family="'Courier New'" style:font-family-generic="modern" style:font-pitch="fixed"/>
      </text:list-level-style-bullet>
      <text:list-level-style-bullet text:level="6" text:style-name="WW8Num6z2" style:num-suffix="." text:bullet-char="">
        <style:list-level-properties text:space-before="3.25in" text:min-label-width="0.25in"/>
        <style:text-properties style:font-name="Wingdings"/>
      </text:list-level-style-bullet>
      <text:list-level-style-bullet text:level="7" text:style-name="WW8Num6z3" style:num-suffix="." text:bullet-char="">
        <style:list-level-properties text:space-before="3.75in" text:min-label-width="0.25in"/>
        <style:text-properties style:font-name="Symbol"/>
      </text:list-level-style-bullet>
      <text:list-level-style-bullet text:level="8" text:style-name="WW8Num6z1" style:num-suffix="." text:bullet-char="o">
        <style:list-level-properties text:space-before="4.25in" text:min-label-width="0.25in"/>
        <style:text-properties fo:font-family="'Courier New'" style:font-family-generic="modern" style:font-pitch="fixed"/>
      </text:list-level-style-bullet>
      <text:list-level-style-bullet text:level="9" text:style-name="WW8Num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9299in" fo:margin-bottom="0.9299in" fo:margin-left="0.9299in" fo:margin-right="0.92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1-04T09:39:08</meta:creation-date>
    <dc:date>2011-01-19T08:58:23</dc:date>
    <meta:print-date>2011-01-12T11:19:41</meta:print-date>
    <meta:editing-cycles>64</meta:editing-cycles>
    <meta:editing-duration>PT14H30M53S</meta:editing-duration>
    <meta:user-defined meta:name="Info 1"/>
    <meta:user-defined meta:name="Info 2"/>
    <meta:user-defined meta:name="Info 3"/>
    <meta:user-defined meta:name="Info 4"/>
    <meta:document-statistic meta:table-count="0" meta:image-count="0" meta:object-count="0" meta:page-count="2" meta:paragraph-count="5" meta:word-count="586" meta:character-count="3832"/>
  </office:meta>
</office:document-meta>
</file>